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0.01.02 11:58   |   <text:a xlink:type="simple" xlink:href="http://palinfo.habago.org/Entry?Command=Information_PrintForum&amp;iPage=1#FORUM38342"><text:span text:style-name="T1">#</text:span></text:a></text:p>
      <text:p text:style-name="P2">卡韓政變 (220)：戰士與蒼蠅 <text:line-break/><text:line-break/>陳真 2020. 01. 01. <text:line-break/><text:line-break/>念淨， <text:line-break/><text:line-break/>當我們說腦殘「很可怕」時，意思是說他蠢到嚇死人，而不是我們真的「害怕」他。 <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